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officeooo:paragraph-rsid="003372e0" style:text-blinking="false" fo:background-color="transparent" style:font-size-asian="11.5pt" style:font-size-complex="11.5pt"/>
    </style:style>
    <style:style style:name="P2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officeooo:paragraph-rsid="0027a29b" style:text-blinking="false" fo:background-color="transparent" style:font-size-asian="11.5pt" style:font-size-complex="11.5p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officeooo:paragraph-rsid="0031526a" style:text-blinking="false" fo:background-color="transparent" style:font-size-asian="11.5pt" style:font-size-complex="11.5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style:text-blinking="false" fo:background-color="transparent" style:font-size-asian="11.5pt" style:font-size-complex="11.5p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396a9" officeooo:paragraph-rsid="0031526a" style:text-blinking="false" fo:background-color="#ffff00" style:font-size-asian="11.5pt" style:font-size-complex="11.5p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3372e0" officeooo:paragraph-rsid="003372e0" style:text-blinking="false" fo:background-color="#ffff00" style:font-size-asian="11.5pt" style:font-size-complex="11.5pt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bold" officeooo:rsid="002396a9" officeooo:paragraph-rsid="0031526a" style:text-blinking="false" fo:background-color="#ffff00" style:font-size-asian="11.5pt" style:font-weight-asian="bold" style:font-size-complex="11.5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fo:font-weight="normal" officeooo:paragraph-rsid="0031526a" style:font-size-asian="11.5pt" style:font-size-complex="11.5pt"/>
    </style:style>
    <style:style style:name="P9" style:family="paragraph" style:parent-style-name="Text_20_body">
      <style:text-properties style:font-name="Liberation Serif" fo:font-size="11.5pt" fo:language="en" fo:country="US" style:font-size-asian="11.5pt" style:font-size-complex="11.5pt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officeooo:paragraph-rsid="0031526a" style:font-size-asian="11.5pt" style:font-size-complex="11.5p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style:font-size-asian="11.5pt" style:font-size-complex="11.5pt"/>
    </style:style>
    <style:style style:name="P12" style:family="paragraph" style:parent-style-name="Heading_20_1">
      <style:paragraph-properties fo:margin-top="0.278in" fo:margin-bottom="0.0835in" style:contextual-spacing="false" fo:line-height="138%" fo:text-align="center" style:justify-single-word="false" style:writing-mode="lr-tb"/>
      <style:text-properties fo:font-size="20pt" fo:language="en" fo:country="US"/>
    </style:style>
    <style:style style:name="P13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officeooo:paragraph-rsid="0031526a" style:font-size-asian="11.5pt" style:font-size-complex="11.5pt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officeooo:paragraph-rsid="0031526a" style:font-size-asian="11.5pt" style:font-size-complex="11.5p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officeooo:paragraph-rsid="00210514" style:font-size-asian="11.5pt" style:font-size-complex="11.5pt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language="en" fo:country="US" officeooo:paragraph-rsid="002b19ed"/>
    </style:style>
    <style:style style:name="P17" style:family="paragraph">
      <style:paragraph-properties fo:text-align="start"/>
      <style:text-properties fo:color="#000000" style:font-name="Liberation Serif1" fo:font-size="11pt"/>
    </style:style>
    <style:style style:name="P18" style:family="paragraph">
      <style:paragraph-properties fo:text-align="start"/>
      <style:text-properties fo:color="#111111" style:font-name="Liberation Serif1" fo:font-size="11pt"/>
    </style:style>
    <style:style style:name="P19" style:family="paragraph">
      <style:paragraph-properties fo:text-align="start"/>
      <style:text-properties fo:color="#000000" style:font-name="Fira Sans" fo:font-weight="normal"/>
    </style:style>
    <style:style style:name="P20" style:family="paragraph">
      <style:paragraph-properties fo:text-align="start"/>
      <style:text-properties fo:color="#000000" style:text-line-through-style="none" style:text-line-through-type="none" style:font-name="Z003" fo:font-size="11pt" fo:font-style="italic" style:text-underline-style="solid" style:text-underline-width="auto" fo:font-weight="normal"/>
    </style:style>
    <style:style style:name="P21" style:family="paragraph">
      <style:paragraph-properties fo:text-align="start"/>
      <style:text-properties fo:color="#000000" style:text-line-through-style="none" style:text-line-through-type="none" style:font-name="Nimbus Sans" fo:font-style="normal" style:text-underline-style="solid" style:text-underline-width="auto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1526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2bc6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2bc6d" style:text-blinking="false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eab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1526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eab4" style:text-blinking="false" fo:background-color="#ffff00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396a9" style:text-blinking="false" fo:background-color="#ffff00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style:text-blinking="false" fo:background-color="transparent" loext:char-shading-value="0" style:font-size-asian="11.5pt" style:font-size-complex="11.5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officeooo:rsid="0031526a" style:text-blinking="false" fo:background-color="transparent" loext:char-shading-value="0" style:font-size-asian="11.5pt" style:font-size-complex="11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15" style:family="text">
      <style:text-properties officeooo:rsid="0031526a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draw:textarea-vertical-align="middle"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 style:data-style-name="C10049">
      <style:graphic-properties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none #b2b2b2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049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Pool" form:control-implementation="ooo:com.sun.star.form.component.CheckBox" xml:id="control1" form:id="control1" form:label="That my information is included in a pool of collections for future analy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2" form:id="control2" form:label="That any information related to my devices is eliminated after the analysis is comple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date form:name="Fecha" form:control-implementation="ooo:com.sun.star.form.component.DateField" xml:id="control4" form:id="control4" form:min-value="1800-01-01" form:value="2025-01-25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checkbox form:name="CheckPool" form:control-implementation="ooo:com.sun.star.form.component.CheckBox" xml:id="control6" form:id="control6" form:label="My name and affiliation (e.g., the relevant organization or community group). 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 I am part of). I am aware that allowing THE ORGANIZATION to publish my name as part of the investigation may create a risk to my security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7" form:id="control7" form:label=" ​I want my identity to be anonymous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4">Consent for forensic analysis</text:span></text:h>
      <text:p text:style-name="P15"><text:span text:style-name="T9">I,</text:span><text:span text:style-name="T7"> <text:s/></text:span><text:span text:style-name="T7"><draw:control text:anchor-type="as-char" svg:y="-0.1874in" draw:z-index="0" draw:name="Control 1" draw:style-name="gr3" draw:text-style-name="P21" svg:width="2.1516in" svg:height="0.2705in" draw:control="control5"/></text:span><text:span text:style-name="T7"><text:s/>, <text:s/>voluntarily agree to work with</text:span><text:span text:style-name="T4"> [insert name of the organization doing the analysis]</text:span><text:span text:style-name="T7">, onward referred to as THE ORGANIZATION, in the analysis and investigation of my electronic device(s) and/or online accounts, potentially targeted or compromised with spyware or other malicious software.</text:span></text:p>
      <text:p text:style-name="P15"><text:span text:style-name="T7"/></text:p>
      <text:p text:style-name="P8"><text:span text:style-name="T3">During the investigation, THE ORGANIZATION </text:span><text:span text:style-name="T5">[insert goal, example: will collect and analyze digital information with the goal of establishing verifiable hypotheses of potential digital attacks]</text:span><text:span text:style-name="T3">. The information to be collected by THE ORGANIZATION includes:</text:span></text:p>
      <text:p text:style-name="P3"/>
      <text:list xml:id="list153716494" text:style-name="L1">
        <text:list-item>
          <text:p text:style-name="P13"><text:span text:style-name="T10">[</text:span><text:bookmark text:name="docs-internal-guid-783b2241-7fff-0614-b7bc-82ddc1fff74c"/><text:span text:style-name="T6">Detail information to collect</text:span><text:span text:style-name="T11">]</text:span></text:p>
        </text:list-item>
      </text:list>
      <text:p text:style-name="P5"/>
      <text:p text:style-name="P7">[If you need consent for publication: <text:span text:style-name="T16">In particular, I give THE ORGANIZATION permission to publish the following information in publications, including blog posts and public reports:</text:span></text:p>
      <text:p text:style-name="P3"/>
      <text:p text:style-name="P1"><draw:control text:anchor-type="as-char" svg:y="-0.0811in" draw:z-index="5" draw:name="Control 6" draw:style-name="gr1" draw:text-style-name="P18" svg:width="5.9303in" svg:height="0.2713in" draw:control="control6"/></text:p>
      <text:p text:style-name="P1"><draw:control text:anchor-type="as-char" svg:y="-0.111in" draw:z-index="6" draw:name="Control 7" draw:style-name="gr1" draw:text-style-name="P17" svg:width="6.5205in" svg:height="0.2713in" draw:control="control7"/></text:p>
      <text:p text:style-name="P6"/>
      <text:p text:style-name="P6">I acknowledge that allowing THE ORGANIZATION to publish my name as part of the investigation may create a risk to my security. ]</text:p>
      <text:p text:style-name="P6"/>
      <text:p text:style-name="P10"><text:span text:style-name="T8">I acknowledge that THE ORGANIZATION might have access to private and/or sensitive information during the course of the investigation. THE ORGANIZATION commits to managing this information under strict confidentiality and data management policies </text:span><text:span text:style-name="T6">[insert link to policies if available]</text:span><text:span text:style-name="T8">. Once the investigation is complete, I request to THE ORGANIZATION</text:span></text:p>
      <text:p text:style-name="P10"><text:span text:style-name="T8"/></text:p>
      <text:p text:style-name="P2"><draw:control text:anchor-type="as-char" draw:z-index="1" draw:name="Control 2" draw:style-name="gr4" draw:text-style-name="P18" svg:width="5.9303in" svg:height="0.2713in" draw:control="control1"/></text:p>
      <text:p text:style-name="P2"><draw:control text:anchor-type="as-char" svg:y="-0.111in" draw:z-index="2" draw:name="Control 3" draw:style-name="gr1" draw:text-style-name="P17" svg:width="6.5343in" svg:height="0.2803in" draw:control="control2"/></text:p>
      <text:p text:style-name="P4"/>
      <text:p text:style-name="P4">Considering the above, I hereby confirm I provide this information voluntarily. I have read and understand this document and agree to its terms.</text:p>
      <text:p text:style-name="P9"/>
      <text:p text:style-name="P11"><text:span text:style-name="T9">Date</text:span><text:span text:style-name="T7">: <text:s/></text:span><text:span text:style-name="T7"><draw:control text:anchor-type="as-char" draw:z-index="4" draw:name="Control 4" draw:style-name="gr2" draw:text-style-name="P19" svg:width="1.8335in" svg:height="0.198in" draw:control="control4"/></text:span></text:p>
      <text:p text:style-name="P16"><text:span text:style-name="T13">Signature</text:span><text:span text:style-name="T12">: <text:s text:c="2"/></text:span><text:span text:style-name="T12"><draw:control text:anchor-type="as-char" svg:y="-0.1874in" draw:z-index="3" draw:name="Control 5" draw:style-name="gr3" draw:text-style-name="P20" svg:width="1.9425in" svg:height="0.2705in" draw:control="control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10:46.547774247</meta:creation-date>
    <meta:generator>LibreOffice/7.3.7.2$Linux_X86_64 LibreOffice_project/30$Build-2</meta:generator>
    <dc:date>2025-03-10T14:37:30.011872142</dc:date>
    <meta:editing-duration>PT36M35S</meta:editing-duration>
    <meta:editing-cycles>8</meta:editing-cycles>
    <meta:document-statistic meta:table-count="0" meta:image-count="0" meta:object-count="0" meta:page-count="1" meta:paragraph-count="14" meta:word-count="209" meta:character-count="1436" meta:non-whitespace-character-count="1230"/>
  </office:meta>
</office:document-meta>
</file>